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0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5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office:value-type="string" calcext:value-type="string">
            <text:p>Current Work:</text:p>
          </table:table-cell>
          <table:table-cell office:value-type="string" calcext:value-type="string">
            <text:p><text:a xlink:href="https://github.com/Mcdonoughd/Modular-Netlogo" xlink:type="simple">https://github.com/Mcdonoughd/Modular-Netlogo</text:a>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ersion Update: </text:p>
          </table:table-cell>
          <table:table-cell office:value-type="string" calcext:value-type="string">
            <text:p><text:a xlink:href="https://github.com/Mcdonoughd/Modular-Netlogo/commits/master" xlink:type="simple">https://github.com/Mcdonoughd/Modular-Netlogo/commits/master</text:a>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4:06:09.16773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4:15.632296645</meta:creation-date>
    <meta:generator>LibreOffice/5.1.6.2$Linux_X86_64 LibreOffice_project/10m0$Build-2</meta:generator>
    <dc:date>2018-11-05T14:33:17.771234018</dc:date>
    <meta:editing-duration>PT4H59M46S</meta:editing-duration>
    <meta:editing-cycles>9</meta:editing-cycles>
    <meta:document-statistic meta:table-count="1" meta:cell-count="84" meta:object-count="0"/>
  </office:meta>
</office:document-meta>
</file>